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 grddl:transformation="http://docs.oasis-open.org/office/1.2/xslt/odf2rdf.xsl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5.67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36.02mm"/>
    </style:style>
    <style:style style:name="co4" style:family="table-column">
      <style:table-column-properties fo:break-before="auto" style:column-width="71.7mm"/>
    </style:style>
    <style:style style:name="co5" style:family="table-column">
      <style:table-column-properties fo:break-before="auto" style:column-width="51.01mm"/>
    </style:style>
    <style:style style:name="co6" style:family="table-column">
      <style:table-column-properties fo:break-before="auto" style:column-width="48.01mm"/>
    </style:style>
    <style:style style:name="co7" style:family="table-column">
      <style:table-column-properties fo:break-before="auto" style:column-width="36.85mm"/>
    </style:style>
    <style:style style:name="co8" style:family="table-column">
      <style:table-column-properties fo:break-before="auto" style:column-width="40.66mm"/>
    </style:style>
    <style:style style:name="co9" style:family="table-column">
      <style:table-column-properties fo:break-before="auto" style:column-width="33.57mm"/>
    </style:style>
    <style:style style:name="co10" style:family="table-column">
      <style:table-column-properties fo:break-before="auto" style:column-width="36.57mm"/>
    </style:style>
    <style:style style:name="co11" style:family="table-column">
      <style:table-column-properties fo:break-before="auto" style:column-width="168.65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2.67mm"/>
    </style:style>
    <style:style style:name="ro1" style:family="table-row">
      <style:table-row-properties style:row-height="4.32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00" fo:border="0.02m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02mm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f00" fo:border="0.02mm solid #000000"/>
    </style:style>
    <style:style style:name="ce5" style:family="table-cell" style:parent-style-name="Default">
      <style:table-cell-properties fo:background-color="#ffff00" style:text-align-source="fix" style:repeat-content="false" fo:border="0.02mm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fo:background-color="#ffff00" style:text-align-source="fix" style:repeat-content="false" fo:border="0.02mm solid #000000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 fo:border="0.02mm solid #000000"/>
      <style:paragraph-properties fo:text-align="start" fo:margin-left="0mm"/>
    </style:style>
    <style:style style:name="ce9" style:family="table-cell" style:parent-style-name="Default">
      <style:table-cell-properties fo:background-color="#ffff00" style:text-align-source="fix" style:repeat-content="false" fo:border="0.11mm solid #000000"/>
      <style:paragraph-properties fo:text-align="end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fo:background-color="#ffff00" fo:border="0.02mm solid #000000"/>
      <style:text-properties fo:font-weight="bold" style:font-weight-asian="bold" style:font-weight-complex="bold"/>
    </style:style>
    <style:style style:name="ce11" style:family="table-cell" style:parent-style-name="Default" style:data-style-name="N2"/>
    <style:style style:name="ce12" style:family="table-cell" style:parent-style-name="Default" style:data-style-name="N2">
      <style:table-cell-properties fo:background-color="#ffff00" fo:border="0.11mm solid #000000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fo:background-color="#ffff00" fo:border="0.02mm solid #000000"/>
    </style:style>
    <style:style style:name="ce14" style:family="table-cell" style:parent-style-name="Default" style:data-style-name="N2">
      <style:table-cell-properties fo:background-color="#ffff00" fo:border="0.11mm solid #000000"/>
    </style:style>
    <style:style style:name="ce15" style:family="table-cell" style:parent-style-name="Default">
      <style:table-cell-properties fo:border="0.02mm solid #000000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number-columns-repeated="4" table:default-cell-style-name="ce11"/>
        <table:table-column table:style-name="co12" table:number-columns-repeated="1007" table:default-cell-style-name="Default"/>
        <table:table-row table:style-name="ro1">
          <table:table-cell table:style-name="ce1" office:value-type="string">
            <text:p>REF DESIGNATOR</text:p>
          </table:table-cell>
          <table:table-cell table:style-name="ce2" office:value-type="string">
            <text:p>QTY</text:p>
          </table:table-cell>
          <table:table-cell table:style-name="ce1" office:value-type="string">
            <text:p>CATALOG</text:p>
          </table:table-cell>
          <table:table-cell table:style-name="ce1" office:value-type="string">
            <text:p>PART DESCRIPTION</text:p>
          </table:table-cell>
          <table:table-cell table:style-name="ce1" office:value-type="string">
            <text:p>PART VALUE</text:p>
          </table:table-cell>
          <table:table-cell table:style-name="ce1" office:value-type="string">
            <text:p>PART PACKAGE</text:p>
          </table:table-cell>
          <table:table-cell table:style-name="ce7" office:value-type="string">
            <text:p>Manufacturer</text:p>
          </table:table-cell>
          <table:table-cell table:style-name="ce7" office:value-type="string">
            <text:p>Manufacturers Part No</text:p>
          </table:table-cell>
          <table:table-cell table:style-name="ce7" office:value-type="string">
            <text:p>Distributors Name</text:p>
          </table:table-cell>
          <table:table-cell table:style-name="ce7" office:value-type="string">
            <text:p>Distributors Part No</text:p>
          </table:table-cell>
          <table:table-cell table:style-name="ce7" office:value-type="string">
            <text:p>Link</text:p>
          </table:table-cell>
          <table:table-cell table:style-name="ce10" office:value-type="string">
            <text:p>Rate/qty10</text:p>
          </table:table-cell>
          <table:table-cell table:style-name="ce10" office:value-type="string">
            <text:p>Amount</text:p>
          </table:table-cell>
          <table:table-cell table:style-name="ce10" office:value-type="string">
            <text:p>Rate/qty500</text:p>
          </table:table-cell>
          <table:table-cell table:style-name="ce10" office:value-type="string">
            <text:p>Amount</text:p>
          </table:table-cell>
          <table:table-cell table:style-name="ce15"/>
          <table:table-cell table:style-name="ce16" table:number-columns-repeated="1006"/>
        </table:table-row>
        <table:table-row table:style-name="ro1">
          <table:table-cell office:value-type="string">
            <text:p>BT1</text:p>
          </table:table-cell>
          <table:table-cell office:value-type="float" office:value="1">
            <text:p>1</text:p>
          </table:table-cell>
          <table:table-cell/>
          <table:table-cell table:style-name="ce6" office:value-type="string">
            <text:p>HOLDER BATTERY COIN 20MM DIA THM</text:p>
          </table:table-cell>
          <table:table-cell office:value-type="string">
            <text:p>Coin Cell, Retainer, 20mm</text:p>
          </table:table-cell>
          <table:table-cell office:value-type="string">
            <text:p>CR2032_SMD</text:p>
          </table:table-cell>
          <table:table-cell office:value-type="string">
            <text:p>Keystone Electronics</text:p>
          </table:table-cell>
          <table:table-cell office:value-type="float" office:value="3002">
            <text:p>3002</text:p>
          </table:table-cell>
          <table:table-cell office:value-type="string">
            <text:p>Digikey</text:p>
          </table:table-cell>
          <table:table-cell office:value-type="string">
            <text:p>3002K-ND</text:p>
          </table:table-cell>
          <table:table-cell office:value-type="string">
            <text:p>http://www.digikey.com/product-detail/en/3002/3002K-ND/227444</text:p>
          </table:table-cell>
          <table:table-cell office:value-type="float" office:value="0.549">
            <text:p>0.55</text:p>
          </table:table-cell>
          <table:table-cell table:formula="of:=[.L2]*[.B2]" office:value-type="float" office:value="0.549">
            <text:p>0.55</text:p>
          </table:table-cell>
          <table:table-cell office:value-type="float" office:value="0.36568">
            <text:p>0.37</text:p>
          </table:table-cell>
          <table:table-cell table:formula="of:=[.N2]*[.B2]" office:value-type="float" office:value="0.36568">
            <text:p>0.37</text:p>
          </table:table-cell>
          <table:table-cell table:number-columns-repeated="1007"/>
        </table:table-row>
        <table:table-row table:style-name="ro1">
          <table:table-cell office:value-type="string">
            <text:p>BT2</text:p>
          </table:table-cell>
          <table:table-cell office:value-type="float" office:value="1">
            <text:p>1</text:p>
          </table:table-cell>
          <table:table-cell/>
          <table:table-cell table:style-name="ce6" office:value-type="string">
            <text:p>BATTERY LITHIUM COIN 3V 20MM</text:p>
          </table:table-cell>
          <table:table-cell office:value-type="string">
            <text:p>Lithium, 3V, 225mAh, CR2032</text:p>
          </table:table-cell>
          <table:table-cell/>
          <table:table-cell office:value-type="string">
            <text:p>Panasonic - BSG</text:p>
          </table:table-cell>
          <table:table-cell office:value-type="string">
            <text:p>CR2032</text:p>
          </table:table-cell>
          <table:table-cell office:value-type="string">
            <text:p>Digikey</text:p>
          </table:table-cell>
          <table:table-cell office:value-type="string">
            <text:p>P189-ND</text:p>
          </table:table-cell>
          <table:table-cell office:value-type="string">
            <text:p>http://www.digikey.com/product-detail/en/3002/3002K-ND/227444</text:p>
          </table:table-cell>
          <table:table-cell office:value-type="float" office:value="0.248">
            <text:p>0.25</text:p>
          </table:table-cell>
          <table:table-cell table:formula="of:=[.L3]*[.B3]" office:value-type="float" office:value="0.248">
            <text:p>0.25</text:p>
          </table:table-cell>
          <table:table-cell office:value-type="float" office:value="0.165">
            <text:p>0.17</text:p>
          </table:table-cell>
          <table:table-cell table:formula="of:=[.N3]*[.B3]" office:value-type="float" office:value="0.165">
            <text:p>0.17</text:p>
          </table:table-cell>
          <table:table-cell table:number-columns-repeated="1007"/>
        </table:table-row>
        <table:table-row table:style-name="ro1">
          <table:table-cell office:value-type="string">
            <text:p>C1 C11 C12 C14 C17 C18 C19 C20 C24 C25 C28 C30 C35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.2u,16V, Y5V</text:p>
          </table:table-cell>
          <table:table-cell office:value-type="string">
            <text:p>CAP CER 2.2UF 16V Y5V 0805</text:p>
          </table:table-cell>
          <table:table-cell office:value-type="string">
            <text:p>c_0805</text:p>
          </table:table-cell>
          <table:table-cell office:value-type="string">
            <text:p>Samsung Electro-Mechanics America, Inc</text:p>
          </table:table-cell>
          <table:table-cell office:value-type="string">
            <text:p>CL21F225ZOFNNNE</text:p>
          </table:table-cell>
          <table:table-cell office:value-type="string">
            <text:p>Digikey</text:p>
          </table:table-cell>
          <table:table-cell office:value-type="string">
            <text:p>1276-3016-1-ND</text:p>
          </table:table-cell>
          <table:table-cell office:value-type="string">
            <text:p>http://www.digikey.com/product-detail/en/CL21F225ZOFNNNE/1276-3016-1-ND/3891102</text:p>
          </table:table-cell>
          <table:table-cell office:value-type="float" office:value="0.038">
            <text:p>0.04</text:p>
          </table:table-cell>
          <table:table-cell table:formula="of:=[.L4]*[.B4]" office:value-type="float" office:value="0.494">
            <text:p>0.49</text:p>
          </table:table-cell>
          <table:table-cell office:value-type="float" office:value="0.022">
            <text:p>0.02</text:p>
          </table:table-cell>
          <table:table-cell table:formula="of:=[.N4]*[.B4]" office:value-type="float" office:value="0.286">
            <text:p>0.29</text:p>
          </table:table-cell>
          <table:table-cell table:number-columns-repeated="1007"/>
        </table:table-row>
        <table:table-row table:style-name="ro1">
          <table:table-cell office:value-type="string">
            <text:p>C2 C4 C5 C27 C29 C31 C32 C33 C34</text:p>
          </table:table-cell>
          <table:table-cell office:value-type="float" office:value="9">
            <text:p>9</text:p>
          </table:table-cell>
          <table:table-cell/>
          <table:table-cell office:value-type="string">
            <text:p>0.1u,16V</text:p>
          </table:table-cell>
          <table:table-cell office:value-type="string">
            <text:p>CAP CER 0.1UF 16V Y5V 0805</text:p>
          </table:table-cell>
          <table:table-cell office:value-type="string">
            <text:p>c_0805</text:p>
          </table:table-cell>
          <table:table-cell office:value-type="string">
            <text:p>Kemet</text:p>
          </table:table-cell>
          <table:table-cell office:value-type="string">
            <text:p>C0805C104Z4VACTU</text:p>
          </table:table-cell>
          <table:table-cell office:value-type="string">
            <text:p>Digikey</text:p>
          </table:table-cell>
          <table:table-cell office:value-type="string">
            <text:p>399-9159-1-ND</text:p>
          </table:table-cell>
          <table:table-cell office:value-type="string">
            <text:p>http://www.digikey.com/product-detail/en/C0805C104Z4VACTU/399-9159-1-ND/3522677</text:p>
          </table:table-cell>
          <table:table-cell office:value-type="float" office:value="0.027">
            <text:p>0.03</text:p>
          </table:table-cell>
          <table:table-cell table:formula="of:=[.L5]*[.B5]" office:value-type="float" office:value="0.243">
            <text:p>0.24</text:p>
          </table:table-cell>
          <table:table-cell office:value-type="float" office:value="0.01513">
            <text:p>0.02</text:p>
          </table:table-cell>
          <table:table-cell table:formula="of:=[.N5]*[.B5]" office:value-type="float" office:value="0.13617">
            <text:p>0.14</text:p>
          </table:table-cell>
          <table:table-cell table:number-columns-repeated="1007"/>
        </table:table-row>
        <table:table-row table:style-name="ro1">
          <table:table-cell office:value-type="string">
            <text:p>C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0.1u,16V, Y5V</text:p>
          </table:table-cell>
          <table:table-cell office:value-type="string">
            <text:p>CAP CER 0.1UF 16V Y5V 0805</text:p>
          </table:table-cell>
          <table:table-cell office:value-type="string">
            <text:p>c_0805</text:p>
          </table:table-cell>
          <table:table-cell office:value-type="string">
            <text:p>Kemet</text:p>
          </table:table-cell>
          <table:table-cell office:value-type="string">
            <text:p>C0805C104Z4VACTU</text:p>
          </table:table-cell>
          <table:table-cell office:value-type="string">
            <text:p>Digikey</text:p>
          </table:table-cell>
          <table:table-cell office:value-type="string">
            <text:p>399-9159-1-ND</text:p>
          </table:table-cell>
          <table:table-cell office:value-type="string">
            <text:p>http://www.digikey.com/product-detail/en/C0805C104Z4VACTU/399-9159-1-ND/3522677</text:p>
          </table:table-cell>
          <table:table-cell office:value-type="float" office:value="0.027">
            <text:p>0.03</text:p>
          </table:table-cell>
          <table:table-cell table:formula="of:=[.L6]*[.B6]" office:value-type="float" office:value="0.027">
            <text:p>0.03</text:p>
          </table:table-cell>
          <table:table-cell office:value-type="float" office:value="0.01513">
            <text:p>0.02</text:p>
          </table:table-cell>
          <table:table-cell table:formula="of:=[.N6]*[.B6]" office:value-type="float" office:value="0.01513">
            <text:p>0.02</text:p>
          </table:table-cell>
          <table:table-cell table:number-columns-repeated="1007"/>
        </table:table-row>
        <table:table-row table:style-name="ro1">
          <table:table-cell office:value-type="string">
            <text:p>C6 C9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2pF</text:p>
          </table:table-cell>
          <table:table-cell office:value-type="string">
            <text:p>CAP CER 22PF 16V 10% NP0 0603</text:p>
          </table:table-cell>
          <table:table-cell office:value-type="string">
            <text:p>c_0805</text:p>
          </table:table-cell>
          <table:table-cell office:value-type="string">
            <text:p>Kemet</text:p>
          </table:table-cell>
          <table:table-cell office:value-type="string">
            <text:p>C0603C220K4GACTU</text:p>
          </table:table-cell>
          <table:table-cell office:value-type="string">
            <text:p>Digikey</text:p>
          </table:table-cell>
          <table:table-cell office:value-type="string">
            <text:p>399-9031-1-ND</text:p>
          </table:table-cell>
          <table:table-cell office:value-type="string">
            <text:p>http://www.digikey.com/product-detail/en/C0603C220K4GACTU/399-9031-1-ND/3522548</text:p>
          </table:table-cell>
          <table:table-cell office:value-type="float" office:value="0.05">
            <text:p>0.05</text:p>
          </table:table-cell>
          <table:table-cell table:formula="of:=[.L7]*[.B7]" office:value-type="float" office:value="0.1">
            <text:p>0.10</text:p>
          </table:table-cell>
          <table:table-cell office:value-type="float" office:value="0.01238">
            <text:p>0.01</text:p>
          </table:table-cell>
          <table:table-cell table:formula="of:=[.N7]*[.B7]" office:value-type="float" office:value="0.02476">
            <text:p>0.02</text:p>
          </table:table-cell>
          <table:table-cell table:number-columns-repeated="1007"/>
        </table:table-row>
        <table:table-row table:style-name="ro1">
          <table:table-cell office:value-type="string">
            <text:p>C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u,16V, X7R</text:p>
          </table:table-cell>
          <table:table-cell office:value-type="string">
            <text:p>CAP CER 1UF 16V 10% X7R 0805</text:p>
          </table:table-cell>
          <table:table-cell office:value-type="string">
            <text:p>c_0805</text:p>
          </table:table-cell>
          <table:table-cell office:value-type="string">
            <text:p>Yageo</text:p>
          </table:table-cell>
          <table:table-cell office:value-type="string">
            <text:p>CC0805KKX7R7BB105</text:p>
          </table:table-cell>
          <table:table-cell office:value-type="string">
            <text:p>Digikey</text:p>
          </table:table-cell>
          <table:table-cell office:value-type="string">
            <text:p>311-1365-1-ND</text:p>
          </table:table-cell>
          <table:table-cell office:value-type="string">
            <text:p>http://www.digikey.com/product-detail/en/CC0805KKX7R7BB105/311-1365-1-ND/2103149</text:p>
          </table:table-cell>
          <table:table-cell office:value-type="float" office:value="0.071">
            <text:p>0.07</text:p>
          </table:table-cell>
          <table:table-cell table:formula="of:=[.L8]*[.B8]" office:value-type="float" office:value="0.071">
            <text:p>0.07</text:p>
          </table:table-cell>
          <table:table-cell office:value-type="float" office:value="0.0229">
            <text:p>0.02</text:p>
          </table:table-cell>
          <table:table-cell table:formula="of:=[.N8]*[.B8]" office:value-type="float" office:value="0.0229">
            <text:p>0.02</text:p>
          </table:table-cell>
          <table:table-cell table:number-columns-repeated="1007"/>
        </table:table-row>
        <table:table-row table:style-name="ro1">
          <table:table-cell office:value-type="string">
            <text:p>C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.2u,10V, Y5V</text:p>
          </table:table-cell>
          <table:table-cell office:value-type="string">
            <text:p>CAP CER 2.2UF 10V Y5V 0805</text:p>
          </table:table-cell>
          <table:table-cell office:value-type="string">
            <text:p>c_0805</text:p>
          </table:table-cell>
          <table:table-cell office:value-type="string">
            <text:p>Murata Electronics North America</text:p>
          </table:table-cell>
          <table:table-cell office:value-type="string">
            <text:p>GRM21BF51A225ZA01L</text:p>
          </table:table-cell>
          <table:table-cell office:value-type="string">
            <text:p>Digikey</text:p>
          </table:table-cell>
          <table:table-cell office:value-type="string">
            <text:p>490-1743-1-ND</text:p>
          </table:table-cell>
          <table:table-cell office:value-type="string">
            <text:p>http://www.digikey.com/product-detail/en/GRM21BF51A225ZA01L/490-1743-1-ND/587393</text:p>
          </table:table-cell>
          <table:table-cell office:value-type="float" office:value="0.134">
            <text:p>0.13</text:p>
          </table:table-cell>
          <table:table-cell table:formula="of:=[.L9]*[.B9]" office:value-type="float" office:value="0.134">
            <text:p>0.13</text:p>
          </table:table-cell>
          <table:table-cell office:value-type="float" office:value="0.0449">
            <text:p>0.04</text:p>
          </table:table-cell>
          <table:table-cell table:formula="of:=[.N9]*[.B9]" office:value-type="float" office:value="0.0449">
            <text:p>0.04</text:p>
          </table:table-cell>
          <table:table-cell table:number-columns-repeated="1007"/>
        </table:table-row>
        <table:table-row table:style-name="ro1">
          <table:table-cell office:value-type="string">
            <text:p>C13 C15 C16 C22 C23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.2u,25V, Y5V</text:p>
          </table:table-cell>
          <table:table-cell office:value-type="string">
            <text:p>CAP CER 2.2UF 25V Y5V 0805</text:p>
          </table:table-cell>
          <table:table-cell office:value-type="string">
            <text:p>c_0805</text:p>
          </table:table-cell>
          <table:table-cell office:value-type="string">
            <text:p>Samsung Electro-Mechanics America, Inc</text:p>
          </table:table-cell>
          <table:table-cell office:value-type="string">
            <text:p>CL21F225ZAFNNNE</text:p>
          </table:table-cell>
          <table:table-cell office:value-type="string">
            <text:p>Digikey</text:p>
          </table:table-cell>
          <table:table-cell office:value-type="string">
            <text:p>1276-2874-1-ND</text:p>
          </table:table-cell>
          <table:table-cell office:value-type="string">
            <text:p>http://www.digikey.com/product-detail/en/CL21F225ZAFNNNE/1276-2874-1-ND/3890960</text:p>
          </table:table-cell>
          <table:table-cell office:value-type="float" office:value="0.0504">
            <text:p>0.05</text:p>
          </table:table-cell>
          <table:table-cell table:formula="of:=[.L10]*[.B10]" office:value-type="float" office:value="0.252">
            <text:p>0.25</text:p>
          </table:table-cell>
          <table:table-cell office:value-type="float" office:value="0.02409">
            <text:p>0.02</text:p>
          </table:table-cell>
          <table:table-cell table:formula="of:=[.N10]*[.B10]" office:value-type="float" office:value="0.12045">
            <text:p>0.12</text:p>
          </table:table-cell>
          <table:table-cell table:number-columns-repeated="1007"/>
        </table:table-row>
        <table:table-row table:style-name="ro1">
          <table:table-cell office:value-type="string">
            <text:p>C2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u,10V, X7R</text:p>
          </table:table-cell>
          <table:table-cell office:value-type="string">
            <text:p>CAP CER 1UF 10V 20% X7R 0805</text:p>
          </table:table-cell>
          <table:table-cell office:value-type="string">
            <text:p>c_0805</text:p>
          </table:table-cell>
          <table:table-cell office:value-type="string">
            <text:p>Samsung Electro-Mechanics America, Inc</text:p>
          </table:table-cell>
          <table:table-cell office:value-type="string">
            <text:p>CL21B105MPFNNNE</text:p>
          </table:table-cell>
          <table:table-cell office:value-type="string">
            <text:p>Digikey</text:p>
          </table:table-cell>
          <table:table-cell office:value-type="string">
            <text:p>1276-2933-1-ND</text:p>
          </table:table-cell>
          <table:table-cell office:value-type="string">
            <text:p>http://www.digikey.com/product-detail/en/CL21B105MPFNNNE/1276-2933-1-ND/3891019</text:p>
          </table:table-cell>
          <table:table-cell office:value-type="float" office:value="0.084">
            <text:p>0.08</text:p>
          </table:table-cell>
          <table:table-cell table:formula="of:=[.L11]*[.B11]" office:value-type="float" office:value="0.084">
            <text:p>0.08</text:p>
          </table:table-cell>
          <table:table-cell office:value-type="float" office:value="0.02696">
            <text:p>0.03</text:p>
          </table:table-cell>
          <table:table-cell table:formula="of:=[.N11]*[.B11]" office:value-type="float" office:value="0.02696">
            <text:p>0.03</text:p>
          </table:table-cell>
          <table:table-cell table:number-columns-repeated="1007"/>
        </table:table-row>
        <table:table-row table:style-name="ro1">
          <table:table-cell office:value-type="string">
            <text:p>C2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0.1u,16V, X7R</text:p>
          </table:table-cell>
          <table:table-cell office:value-type="string">
            <text:p>CAP CER 0.1UF 16V 10% X7R 0805</text:p>
          </table:table-cell>
          <table:table-cell office:value-type="string">
            <text:p>c_0805</text:p>
          </table:table-cell>
          <table:table-cell office:value-type="string">
            <text:p>Kemet</text:p>
          </table:table-cell>
          <table:table-cell office:value-type="string">
            <text:p>C0805C104K4RACTU</text:p>
          </table:table-cell>
          <table:table-cell office:value-type="string">
            <text:p>Digikey</text:p>
          </table:table-cell>
          <table:table-cell office:value-type="string">
            <text:p>399-1167-1-ND</text:p>
          </table:table-cell>
          <table:table-cell office:value-type="string">
            <text:p>http://www.digikey.com/product-detail/en/C0805C104K4RACTU/399-1167-1-ND/411442</text:p>
          </table:table-cell>
          <table:table-cell office:value-type="float" office:value="0.075">
            <text:p>0.08</text:p>
          </table:table-cell>
          <table:table-cell table:formula="of:=[.L12]*[.B12]" office:value-type="float" office:value="0.075">
            <text:p>0.08</text:p>
          </table:table-cell>
          <table:table-cell office:value-type="float" office:value="0.02512">
            <text:p>0.03</text:p>
          </table:table-cell>
          <table:table-cell table:formula="of:=[.N12]*[.B12]" office:value-type="float" office:value="0.02512">
            <text:p>0.03</text:p>
          </table:table-cell>
          <table:table-cell table:number-columns-repeated="1007"/>
        </table:table-row>
        <table:table-row table:style-name="ro1">
          <table:table-cell office:value-type="string">
            <text:p>D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AT54SW</text:p>
          </table:table-cell>
          <table:table-cell office:value-type="string">
            <text:p>DIODE SCHOTTKY 30V 200MA SC70</text:p>
          </table:table-cell>
          <table:table-cell office:value-type="string">
            <text:p>SOT323</text:p>
          </table:table-cell>
          <table:table-cell office:value-type="string">
            <text:p>NXP Semiconductors</text:p>
          </table:table-cell>
          <table:table-cell office:value-type="string">
            <text:p>BAT54SW,115</text:p>
          </table:table-cell>
          <table:table-cell office:value-type="string">
            <text:p>Digikey</text:p>
          </table:table-cell>
          <table:table-cell office:value-type="string">
            <text:p>568-1615-1-ND</text:p>
          </table:table-cell>
          <table:table-cell office:value-type="string">
            <text:p>http://www.digikey.com/product-detail/en/BAT54SW,115/568-1615-1-ND/763442</text:p>
          </table:table-cell>
          <table:table-cell office:value-type="float" office:value="0.205">
            <text:p>0.21</text:p>
          </table:table-cell>
          <table:table-cell table:formula="of:=[.L13]*[.B13]" office:value-type="float" office:value="0.205">
            <text:p>0.21</text:p>
          </table:table-cell>
          <table:table-cell office:value-type="float" office:value="0.06568">
            <text:p>0.07</text:p>
          </table:table-cell>
          <table:table-cell table:formula="of:=[.N13]*[.B13]" office:value-type="float" office:value="0.06568">
            <text:p>0.07</text:p>
          </table:table-cell>
          <table:table-cell table:number-columns-repeated="1007"/>
        </table:table-row>
        <table:table-row table:style-name="ro1">
          <table:table-cell office:value-type="string">
            <text:p>D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B2S20500L</text:p>
          </table:table-cell>
          <table:table-cell office:value-type="string">
            <text:p>DIODE SCHOTTKY 15V 200MA SSMINI2</text:p>
          </table:table-cell>
          <table:table-cell office:value-type="string">
            <text:p>d_VMD2</text:p>
          </table:table-cell>
          <table:table-cell office:value-type="string">
            <text:p>Panasonic Electronic Components - Semiconductor Products</text:p>
          </table:table-cell>
          <table:table-cell office:value-type="string">
            <text:p>DB2S20500L</text:p>
          </table:table-cell>
          <table:table-cell office:value-type="string">
            <text:p>Digikey</text:p>
          </table:table-cell>
          <table:table-cell office:value-type="string">
            <text:p>DB2S20500LCT-ND</text:p>
          </table:table-cell>
          <table:table-cell office:value-type="string">
            <text:p>http://www.digikey.com/product-detail/en/DB2S20500L/DB2S20500LCT-ND/2326091</text:p>
          </table:table-cell>
          <table:table-cell office:value-type="float" office:value="0.27">
            <text:p>0.27</text:p>
          </table:table-cell>
          <table:table-cell table:formula="of:=[.L14]*[.B14]" office:value-type="float" office:value="0.27">
            <text:p>0.27</text:p>
          </table:table-cell>
          <table:table-cell office:value-type="float" office:value="0.08106">
            <text:p>0.08</text:p>
          </table:table-cell>
          <table:table-cell table:formula="of:=[.N14]*[.B14]" office:value-type="float" office:value="0.08106">
            <text:p>0.08</text:p>
          </table:table-cell>
          <table:table-cell table:number-columns-repeated="1007"/>
        </table:table-row>
        <table:table-row table:style-name="ro2">
          <table:table-cell office:value-type="string">
            <text:p>J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ZIF-40-0.5</text:p>
          </table:table-cell>
          <table:table-cell office:value-type="string">
            <text:p>CONN FPC/FFC 40POS .5MM HORZ SMD</text:p>
          </table:table-cell>
          <table:table-cell office:value-type="string">
            <text:p>ZIF-40-0.5-M</text:p>
          </table:table-cell>
          <table:table-cell office:value-type="string">
            <text:p>Hirose Electric Co Ltd</text:p>
          </table:table-cell>
          <table:table-cell office:value-type="string">
            <text:p>FH12S-40S-0.5SH(55)</text:p>
          </table:table-cell>
          <table:table-cell office:value-type="string">
            <text:p>Digikey</text:p>
          </table:table-cell>
          <table:table-cell office:value-type="string">
            <text:p>HFA140CT-ND</text:p>
          </table:table-cell>
          <table:table-cell office:value-type="string">
            <text:p>http://www.digikey.com/product-detail/en/FH12S-40S-0.5SH(55)/HFA140CT-ND/1110422</text:p>
          </table:table-cell>
          <table:table-cell office:value-type="float" office:value="3.089">
            <text:p>3.09</text:p>
          </table:table-cell>
          <table:table-cell table:formula="of:=[.L15]*[.B15]" office:value-type="float" office:value="3.089">
            <text:p>3.09</text:p>
          </table:table-cell>
          <table:table-cell office:value-type="float" office:value="1.9305">
            <text:p>1.93</text:p>
          </table:table-cell>
          <table:table-cell table:formula="of:=[.N15]*[.B15]" office:value-type="float" office:value="1.9305">
            <text:p>1.93</text:p>
          </table:table-cell>
          <table:table-cell table:style-name="ce6" office:value-type="string">
            <text:p>Wurth Electronics Inc</text:p>
          </table:table-cell>
          <table:table-cell table:style-name="ce6" office:value-type="float" office:value="68714014522">
            <text:p>68714014522</text:p>
          </table:table-cell>
          <table:table-cell table:style-name="ce6" office:value-type="string">
            <text:p>Digikey</text:p>
          </table:table-cell>
          <table:table-cell table:style-name="ce6" office:value-type="string">
            <text:p>732-3520-1-ND</text:p>
          </table:table-cell>
          <table:table-cell table:number-columns-repeated="1003"/>
        </table:table-row>
        <table:table-row table:style-name="ro1">
          <table:table-cell office:value-type="string">
            <text:p>P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TDI</text:p>
          </table:table-cell>
          <table:table-cell office:value-type="string">
            <text:p>CONN HEADER 6POS .100 R/A 30AU</text:p>
          </table:table-cell>
          <table:table-cell office:value-type="string">
            <text:p>Header_FTDI</text:p>
          </table:table-cell>
          <table:table-cell office:value-type="string">
            <text:p>FCI</text:p>
          </table:table-cell>
          <table:table-cell office:value-type="string">
            <text:p>68016-106HLF</text:p>
          </table:table-cell>
          <table:table-cell office:value-type="string">
            <text:p>Digikey</text:p>
          </table:table-cell>
          <table:table-cell office:value-type="string">
            <text:p>609-3313-ND</text:p>
          </table:table-cell>
          <table:table-cell office:value-type="string">
            <text:p>http://www.digikey.com/product-detail/en/68016-106HLF/609-3313-ND/1878482</text:p>
          </table:table-cell>
          <table:table-cell office:value-type="float" office:value="0.26">
            <text:p>0.26</text:p>
          </table:table-cell>
          <table:table-cell table:formula="of:=[.L16]*[.B16]" office:value-type="float" office:value="0.26">
            <text:p>0.26</text:p>
          </table:table-cell>
          <table:table-cell office:value-type="float" office:value="0.15624">
            <text:p>0.16</text:p>
          </table:table-cell>
          <table:table-cell table:formula="of:=[.N16]*[.B16]" office:value-type="float" office:value="0.15624">
            <text:p>0.16</text:p>
          </table:table-cell>
          <table:table-cell table:number-columns-repeated="1007"/>
        </table:table-row>
        <table:table-row table:style-name="ro2">
          <table:table-cell office:value-type="string">
            <text:p>Q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MG2301U-7</text:p>
          </table:table-cell>
          <table:table-cell office:value-type="string">
            <text:p>MOSFET P-CH 20V 2.5A SOT23</text:p>
          </table:table-cell>
          <table:table-cell office:value-type="string">
            <text:p>SOT23-3</text:p>
          </table:table-cell>
          <table:table-cell table:style-name="Default" office:value-type="string">
            <text:p>Diodes Inc</text:p>
          </table:table-cell>
          <table:table-cell office:value-type="string">
            <text:p>DMG2301U-7</text:p>
          </table:table-cell>
          <table:table-cell office:value-type="string">
            <text:p>Digikey</text:p>
          </table:table-cell>
          <table:table-cell office:value-type="string">
            <text:p>DMG2301U-7DICT-ND</text:p>
          </table:table-cell>
          <table:table-cell office:value-type="string">
            <text:p>http://www.digikey.com/product-detail/en/DMG2301U-7/DMG2301U-7DICT-ND/2179851</text:p>
          </table:table-cell>
          <table:table-cell office:value-type="float" office:value="0.412">
            <text:p>0.41</text:p>
          </table:table-cell>
          <table:table-cell table:formula="of:=[.L17]*[.B17]" office:value-type="float" office:value="0.412">
            <text:p>0.41</text:p>
          </table:table-cell>
          <table:table-cell office:value-type="float" office:value="0.227">
            <text:p>0.23</text:p>
          </table:table-cell>
          <table:table-cell table:formula="of:=[.N17]*[.B17]" office:value-type="float" office:value="0.227">
            <text:p>0.23</text:p>
          </table:table-cell>
          <table:table-cell office:value-type="string">
            <text:p>ALTERNATIVE PART</text:p>
          </table:table-cell>
          <table:table-cell table:number-columns-repeated="1006"/>
        </table:table-row>
        <table:table-row table:style-name="ro1">
          <table:table-cell office:value-type="string">
            <text:p>Q2 Q4 Q5 Q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N7002KW</text:p>
          </table:table-cell>
          <table:table-cell office:value-type="string">
            <text:p>MOSFET NCH 60V 310MA SOT323</text:p>
          </table:table-cell>
          <table:table-cell office:value-type="string">
            <text:p>SOT323</text:p>
          </table:table-cell>
          <table:table-cell office:value-type="string">
            <text:p>Fairchild Semiconductor</text:p>
          </table:table-cell>
          <table:table-cell office:value-type="string">
            <text:p>2N7002KW</text:p>
          </table:table-cell>
          <table:table-cell office:value-type="string">
            <text:p>Digikey</text:p>
          </table:table-cell>
          <table:table-cell office:value-type="string">
            <text:p>2N7002KWCT-ND</text:p>
          </table:table-cell>
          <table:table-cell office:value-type="string">
            <text:p>http://www.digikey.com/product-detail/en/2N7002KW/2N7002KWCT-ND/3907885</text:p>
          </table:table-cell>
          <table:table-cell office:value-type="float" office:value="0.2632">
            <text:p>0.26</text:p>
          </table:table-cell>
          <table:table-cell table:formula="of:=[.L18]*[.B18]" office:value-type="float" office:value="1.0528">
            <text:p>1.05</text:p>
          </table:table-cell>
          <table:table-cell office:value-type="float" office:value="0.07469">
            <text:p>0.07</text:p>
          </table:table-cell>
          <table:table-cell table:formula="of:=[.N18]*[.B18]" office:value-type="float" office:value="0.29876">
            <text:p>0.30</text:p>
          </table:table-cell>
          <table:table-cell table:number-columns-repeated="1007"/>
        </table:table-row>
        <table:table-row table:style-name="ro1">
          <table:table-cell office:value-type="string">
            <text:p>Q3 Q7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SS84W</text:p>
          </table:table-cell>
          <table:table-cell office:value-type="string">
            <text:p>MOSFET P-CH 50V 130MA SC70-3</text:p>
          </table:table-cell>
          <table:table-cell office:value-type="string">
            <text:p>SOT323</text:p>
          </table:table-cell>
          <table:table-cell office:value-type="string">
            <text:p>Diodes Inc</text:p>
          </table:table-cell>
          <table:table-cell office:value-type="string">
            <text:p>BSS84W-7-F</text:p>
          </table:table-cell>
          <table:table-cell office:value-type="string">
            <text:p>Digikey</text:p>
          </table:table-cell>
          <table:table-cell office:value-type="string">
            <text:p>BSS84W-FDICT-ND</text:p>
          </table:table-cell>
          <table:table-cell office:value-type="string">
            <text:p>http://www.digikey.com/product-detail/en/BSS84W-7-F/BSS84W-FDICT-ND/806569</text:p>
          </table:table-cell>
          <table:table-cell office:value-type="float" office:value="0.2524">
            <text:p>0.25</text:p>
          </table:table-cell>
          <table:table-cell table:formula="of:=[.L19]*[.B19]" office:value-type="float" office:value="0.5048">
            <text:p>0.50</text:p>
          </table:table-cell>
          <table:table-cell office:value-type="float" office:value="0.08295">
            <text:p>0.08</text:p>
          </table:table-cell>
          <table:table-cell table:formula="of:=[.N19]*[.B19]" office:value-type="float" office:value="0.1659">
            <text:p>0.17</text:p>
          </table:table-cell>
          <table:table-cell table:number-columns-repeated="1007"/>
        </table:table-row>
        <table:table-row table:style-name="ro1">
          <table:table-cell office:value-type="string">
            <text:p>R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33k, 5%</text:p>
          </table:table-cell>
          <table:table-cell office:value-type="string">
            <text:p>RES 33K OHM 1/8W 5% 0805 SMD</text:p>
          </table:table-cell>
          <table:table-cell office:value-type="string">
            <text:p>r_0805</text:p>
          </table:table-cell>
          <table:table-cell office:value-type="string">
            <text:p>Yageo</text:p>
          </table:table-cell>
          <table:table-cell office:value-type="string">
            <text:p>RC0805JR-0733KL</text:p>
          </table:table-cell>
          <table:table-cell office:value-type="string">
            <text:p>Digikey</text:p>
          </table:table-cell>
          <table:table-cell office:value-type="string">
            <text:p>311-33KARCT-ND</text:p>
          </table:table-cell>
          <table:table-cell office:value-type="string">
            <text:p>http://www.digikey.com/product-detail/en/RC0805JR-0733KL/311-33KARCT-ND/731261</text:p>
          </table:table-cell>
          <table:table-cell office:value-type="float" office:value="0.017">
            <text:p>0.02</text:p>
          </table:table-cell>
          <table:table-cell table:formula="of:=[.L20]*[.B20]" office:value-type="float" office:value="0.017">
            <text:p>0.02</text:p>
          </table:table-cell>
          <table:table-cell office:value-type="float" office:value="0.00468">
            <text:p>0.00</text:p>
          </table:table-cell>
          <table:table-cell table:formula="of:=[.N20]*[.B20]" office:value-type="float" office:value="0.00468">
            <text:p>0.00</text:p>
          </table:table-cell>
          <table:table-cell table:number-columns-repeated="1007"/>
        </table:table-row>
        <table:table-row table:style-name="ro1">
          <table:table-cell office:value-type="string">
            <text:p>R4 R5 R6 R7 R8 R13 R16</text:p>
          </table:table-cell>
          <table:table-cell office:value-type="float" office:value="7">
            <text:p>7</text:p>
          </table:table-cell>
          <table:table-cell/>
          <table:table-cell office:value-type="string">
            <text:p>10k, 5%</text:p>
          </table:table-cell>
          <table:table-cell office:value-type="string">
            <text:p>RES 10K OHM 1/8W 5% 0805</text:p>
          </table:table-cell>
          <table:table-cell office:value-type="string">
            <text:p>r_0805</text:p>
          </table:table-cell>
          <table:table-cell office:value-type="string">
            <text:p>Stackpole Electronics Inc</text:p>
          </table:table-cell>
          <table:table-cell office:value-type="string">
            <text:p>RMCF0805JT10K0</text:p>
          </table:table-cell>
          <table:table-cell office:value-type="string">
            <text:p>Digikey</text:p>
          </table:table-cell>
          <table:table-cell office:value-type="string">
            <text:p>RMCF0805JT10K0CT-ND</text:p>
          </table:table-cell>
          <table:table-cell office:value-type="string">
            <text:p>http://www.digikey.com/product-detail/en/RMCF0805JT10K0/RMCF0805JT10K0CT-ND/1942577</text:p>
          </table:table-cell>
          <table:table-cell office:value-type="float" office:value="0.0088">
            <text:p>0.01</text:p>
          </table:table-cell>
          <table:table-cell table:formula="of:=[.L21]*[.B21]" office:value-type="float" office:value="0.0616">
            <text:p>0.06</text:p>
          </table:table-cell>
          <table:table-cell office:value-type="float" office:value="0.0027">
            <text:p>0.00</text:p>
          </table:table-cell>
          <table:table-cell table:formula="of:=[.N21]*[.B21]" office:value-type="float" office:value="0.0189">
            <text:p>0.02</text:p>
          </table:table-cell>
          <table:table-cell table:number-columns-repeated="1007"/>
        </table:table-row>
        <table:table-row table:style-name="ro1">
          <table:table-cell office:value-type="string">
            <text:p>R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k, 5%</text:p>
          </table:table-cell>
          <table:table-cell office:value-type="string">
            <text:p>RES 2.0K OHM 1/8W 5% 0805 SMD</text:p>
          </table:table-cell>
          <table:table-cell office:value-type="string">
            <text:p>r_0805</text:p>
          </table:table-cell>
          <table:table-cell office:value-type="string">
            <text:p>Yageo</text:p>
          </table:table-cell>
          <table:table-cell office:value-type="string">
            <text:p>RC0805JR-072KL</text:p>
          </table:table-cell>
          <table:table-cell office:value-type="string">
            <text:p>Digikey</text:p>
          </table:table-cell>
          <table:table-cell office:value-type="string">
            <text:p>311-2.0KARCT-ND</text:p>
          </table:table-cell>
          <table:table-cell office:value-type="string">
            <text:p>http://www.digikey.com/product-detail/en/RC0805JR-072KL/311-2.0KARCT-ND/731215</text:p>
          </table:table-cell>
          <table:table-cell office:value-type="float" office:value="0.017">
            <text:p>0.02</text:p>
          </table:table-cell>
          <table:table-cell table:formula="of:=[.L22]*[.B22]" office:value-type="float" office:value="0.017">
            <text:p>0.02</text:p>
          </table:table-cell>
          <table:table-cell office:value-type="float" office:value="0.00468">
            <text:p>0.00</text:p>
          </table:table-cell>
          <table:table-cell table:formula="of:=[.N22]*[.B22]" office:value-type="float" office:value="0.00468">
            <text:p>0.00</text:p>
          </table:table-cell>
          <table:table-cell table:number-columns-repeated="1007"/>
        </table:table-row>
        <table:table-row table:style-name="ro1">
          <table:table-cell office:value-type="string">
            <text:p>R10 R11 R1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100k, 5%</text:p>
          </table:table-cell>
          <table:table-cell office:value-type="string">
            <text:p>RES 100K OHM 1/8W 5% 0805</text:p>
          </table:table-cell>
          <table:table-cell office:value-type="string">
            <text:p>r_0805</text:p>
          </table:table-cell>
          <table:table-cell office:value-type="string">
            <text:p>Stackpole Electronics Inc</text:p>
          </table:table-cell>
          <table:table-cell office:value-type="string">
            <text:p>RMCF0805JT100K</text:p>
          </table:table-cell>
          <table:table-cell office:value-type="string">
            <text:p>Digikey</text:p>
          </table:table-cell>
          <table:table-cell office:value-type="string">
            <text:p>RMCF0805JT100KCT-ND</text:p>
          </table:table-cell>
          <table:table-cell office:value-type="string">
            <text:p>http://www.digikey.com/product-detail/en/RMCF0805JT100K/RMCF0805JT100KCT-ND/1942592</text:p>
          </table:table-cell>
          <table:table-cell office:value-type="float" office:value="0.0114">
            <text:p>0.01</text:p>
          </table:table-cell>
          <table:table-cell table:formula="of:=[.L23]*[.B23]" office:value-type="float" office:value="0.0342">
            <text:p>0.03</text:p>
          </table:table-cell>
          <table:table-cell office:value-type="float" office:value="0.0032">
            <text:p>0.00</text:p>
          </table:table-cell>
          <table:table-cell table:formula="of:=[.N23]*[.B23]" office:value-type="float" office:value="0.0096">
            <text:p>0.01</text:p>
          </table:table-cell>
          <table:table-cell table:number-columns-repeated="1007"/>
        </table:table-row>
        <table:table-row table:style-name="ro1">
          <table:table-cell office:value-type="string">
            <text:p>SD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icro SD Card Socket</text:p>
          </table:table-cell>
          <table:table-cell office:value-type="string">
            <text:p>SD_CARD_MICRO</text:p>
          </table:table-cell>
          <table:table-cell office:value-type="string">
            <text:p>SD_Micro</text:p>
          </table:table-cell>
          <table:table-cell table:number-columns-repeated="2" office:value-type="string">
            <text:p>?</text:p>
          </table:table-cell>
          <table:table-cell office:value-type="string">
            <text:p>seeed</text:p>
          </table:table-cell>
          <table:table-cell office:value-type="string">
            <text:p>ST-SD-006A</text:p>
          </table:table-cell>
          <table:table-cell office:value-type="string">
            <text:p>?</text:p>
          </table:table-cell>
          <table:table-cell office:value-type="float" office:value="0.5">
            <text:p>0.50</text:p>
          </table:table-cell>
          <table:table-cell table:formula="of:=[.L24]*[.B24]" office:value-type="float" office:value="0.5">
            <text:p>0.50</text:p>
          </table:table-cell>
          <table:table-cell office:value-type="float" office:value="0.25">
            <text:p>0.25</text:p>
          </table:table-cell>
          <table:table-cell table:formula="of:=[.N24]*[.B24]" office:value-type="float" office:value="0.25">
            <text:p>0.25</text:p>
          </table:table-cell>
          <table:table-cell office:value-type="string">
            <text:p>ESTIMATED PRICE</text:p>
          </table:table-cell>
          <table:table-cell table:number-columns-repeated="1006"/>
        </table:table-row>
        <table:table-row table:style-name="ro1">
          <table:table-cell office:value-type="string">
            <text:p>SW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P</text:p>
          </table:table-cell>
          <table:table-cell office:value-type="string">
            <text:p>SWITCH TACTILE SPST-NO 0.05A 12V</text:p>
          </table:table-cell>
          <table:table-cell office:value-type="string">
            <text:p>SW-PB</text:p>
          </table:table-cell>
          <table:table-cell office:value-type="string">
            <text:p>TE Connectivity</text:p>
          </table:table-cell>
          <table:table-cell office:value-type="string">
            <text:p>FSM4JH</text:p>
          </table:table-cell>
          <table:table-cell office:value-type="string">
            <text:p>Digikey</text:p>
          </table:table-cell>
          <table:table-cell office:value-type="string">
            <text:p>450-1650-ND</text:p>
          </table:table-cell>
          <table:table-cell office:value-type="string">
            <text:p>http://www.digikey.com/product-detail/en/FSM4JH/450-1650-ND/1632536</text:p>
          </table:table-cell>
          <table:table-cell office:value-type="float" office:value="0.0854">
            <text:p>0.09</text:p>
          </table:table-cell>
          <table:table-cell table:formula="of:=[.L25]*[.B25]" office:value-type="float" office:value="0.0854">
            <text:p>0.09</text:p>
          </table:table-cell>
          <table:table-cell office:value-type="float" office:value="0.0553">
            <text:p>0.06</text:p>
          </table:table-cell>
          <table:table-cell table:formula="of:=[.N25]*[.B25]" office:value-type="float" office:value="0.0553">
            <text:p>0.06</text:p>
          </table:table-cell>
          <table:table-cell table:number-columns-repeated="1007"/>
        </table:table-row>
        <table:table-row table:style-name="ro1">
          <table:table-cell office:value-type="string">
            <text:p>SW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EL</text:p>
          </table:table-cell>
          <table:table-cell office:value-type="string">
            <text:p>SWITCH TACTILE SPST-NO 0.05A 12V</text:p>
          </table:table-cell>
          <table:table-cell office:value-type="string">
            <text:p>SW-PB</text:p>
          </table:table-cell>
          <table:table-cell office:value-type="string">
            <text:p>TE Connectivity</text:p>
          </table:table-cell>
          <table:table-cell office:value-type="string">
            <text:p>FSM4JH</text:p>
          </table:table-cell>
          <table:table-cell office:value-type="string">
            <text:p>Digikey</text:p>
          </table:table-cell>
          <table:table-cell office:value-type="string">
            <text:p>450-1650-ND</text:p>
          </table:table-cell>
          <table:table-cell office:value-type="string">
            <text:p>http://www.digikey.com/product-detail/en/FSM4JH/450-1650-ND/1632536</text:p>
          </table:table-cell>
          <table:table-cell office:value-type="float" office:value="0.0854">
            <text:p>0.09</text:p>
          </table:table-cell>
          <table:table-cell table:formula="of:=[.L26]*[.B26]" office:value-type="float" office:value="0.0854">
            <text:p>0.09</text:p>
          </table:table-cell>
          <table:table-cell office:value-type="float" office:value="0.0553">
            <text:p>0.06</text:p>
          </table:table-cell>
          <table:table-cell table:formula="of:=[.N26]*[.B26]" office:value-type="float" office:value="0.0553">
            <text:p>0.06</text:p>
          </table:table-cell>
          <table:table-cell table:number-columns-repeated="1007"/>
        </table:table-row>
        <table:table-row table:style-name="ro1">
          <table:table-cell office:value-type="string">
            <text:p>SW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OWN</text:p>
          </table:table-cell>
          <table:table-cell office:value-type="string">
            <text:p>SWITCH TACTILE SPST-NO 0.05A 12V</text:p>
          </table:table-cell>
          <table:table-cell office:value-type="string">
            <text:p>SW-PB</text:p>
          </table:table-cell>
          <table:table-cell office:value-type="string">
            <text:p>TE Connectivity</text:p>
          </table:table-cell>
          <table:table-cell office:value-type="string">
            <text:p>FSM4JH</text:p>
          </table:table-cell>
          <table:table-cell office:value-type="string">
            <text:p>Digikey</text:p>
          </table:table-cell>
          <table:table-cell office:value-type="string">
            <text:p>450-1650-ND</text:p>
          </table:table-cell>
          <table:table-cell office:value-type="string">
            <text:p>http://www.digikey.com/product-detail/en/FSM4JH/450-1650-ND/1632536</text:p>
          </table:table-cell>
          <table:table-cell office:value-type="float" office:value="0.0854">
            <text:p>0.09</text:p>
          </table:table-cell>
          <table:table-cell table:formula="of:=[.L27]*[.B27]" office:value-type="float" office:value="0.0854">
            <text:p>0.09</text:p>
          </table:table-cell>
          <table:table-cell office:value-type="float" office:value="0.0553">
            <text:p>0.06</text:p>
          </table:table-cell>
          <table:table-cell table:formula="of:=[.N27]*[.B27]" office:value-type="float" office:value="0.0553">
            <text:p>0.06</text:p>
          </table:table-cell>
          <table:table-cell table:number-columns-repeated="1007"/>
        </table:table-row>
        <table:table-row table:style-name="ro1">
          <table:table-cell office:value-type="string">
            <text:p>SW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ST</text:p>
          </table:table-cell>
          <table:table-cell office:value-type="string">
            <text:p>SWITCH TACTILE SPST-NO 0.05A 12V</text:p>
          </table:table-cell>
          <table:table-cell office:value-type="string">
            <text:p>SW-PB</text:p>
          </table:table-cell>
          <table:table-cell office:value-type="string">
            <text:p>TE Connectivity</text:p>
          </table:table-cell>
          <table:table-cell office:value-type="string">
            <text:p>FSM4JH</text:p>
          </table:table-cell>
          <table:table-cell office:value-type="string">
            <text:p>Digikey</text:p>
          </table:table-cell>
          <table:table-cell office:value-type="string">
            <text:p>450-1650-ND</text:p>
          </table:table-cell>
          <table:table-cell office:value-type="string">
            <text:p>http://www.digikey.com/product-detail/en/FSM4JH/450-1650-ND/1632536</text:p>
          </table:table-cell>
          <table:table-cell office:value-type="float" office:value="0.0854">
            <text:p>0.09</text:p>
          </table:table-cell>
          <table:table-cell table:formula="of:=[.L28]*[.B28]" office:value-type="float" office:value="0.0854">
            <text:p>0.09</text:p>
          </table:table-cell>
          <table:table-cell office:value-type="float" office:value="0.0553">
            <text:p>0.06</text:p>
          </table:table-cell>
          <table:table-cell table:formula="of:=[.N28]*[.B28]" office:value-type="float" office:value="0.0553">
            <text:p>0.06</text:p>
          </table:table-cell>
          <table:table-cell table:number-columns-repeated="1007"/>
        </table:table-row>
        <table:table-row table:style-name="ro1">
          <table:table-cell office:value-type="string">
            <text:p>SW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ODE</text:p>
          </table:table-cell>
          <table:table-cell office:value-type="string">
            <text:p>SWITCH TACTILE SPST-NO 0.05A 12V</text:p>
          </table:table-cell>
          <table:table-cell office:value-type="string">
            <text:p>SW-PB</text:p>
          </table:table-cell>
          <table:table-cell office:value-type="string">
            <text:p>TE Connectivity</text:p>
          </table:table-cell>
          <table:table-cell office:value-type="string">
            <text:p>FSM4JH</text:p>
          </table:table-cell>
          <table:table-cell office:value-type="string">
            <text:p>Digikey</text:p>
          </table:table-cell>
          <table:table-cell office:value-type="string">
            <text:p>450-1650-ND</text:p>
          </table:table-cell>
          <table:table-cell office:value-type="string">
            <text:p>http://www.digikey.com/product-detail/en/FSM4JH/450-1650-ND/1632536</text:p>
          </table:table-cell>
          <table:table-cell office:value-type="float" office:value="0.0854">
            <text:p>0.09</text:p>
          </table:table-cell>
          <table:table-cell table:formula="of:=[.L29]*[.B29]" office:value-type="float" office:value="0.0854">
            <text:p>0.09</text:p>
          </table:table-cell>
          <table:table-cell office:value-type="float" office:value="0.0553">
            <text:p>0.06</text:p>
          </table:table-cell>
          <table:table-cell table:formula="of:=[.N29]*[.B29]" office:value-type="float" office:value="0.0553">
            <text:p>0.06</text:p>
          </table:table-cell>
          <table:table-cell table:number-columns-repeated="1007"/>
        </table:table-row>
        <table:table-row table:style-name="ro1"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CP9700AT-E/TT</text:p>
          </table:table-cell>
          <table:table-cell office:value-type="string">
            <text:p>IC SENSOR THERMAL 2.3V SOT-23-3</text:p>
          </table:table-cell>
          <table:table-cell office:value-type="string">
            <text:p>SOT23-3-Temp</text:p>
          </table:table-cell>
          <table:table-cell office:value-type="string">
            <text:p>Microchip Technology</text:p>
          </table:table-cell>
          <table:table-cell office:value-type="string">
            <text:p>MCP9700AT-E/TT</text:p>
          </table:table-cell>
          <table:table-cell office:value-type="string">
            <text:p>Digikey</text:p>
          </table:table-cell>
          <table:table-cell office:value-type="string">
            <text:p>MCP9700AT-E/TTCT-ND</text:p>
          </table:table-cell>
          <table:table-cell office:value-type="string">
            <text:p>http://www.digikey.com/product-detail/en/MCP9700AT-E%2FTT/MCP9700AT-E%2FTTCT-ND/3622388</text:p>
          </table:table-cell>
          <table:table-cell office:value-type="float" office:value="0.31">
            <text:p>0.31</text:p>
          </table:table-cell>
          <table:table-cell table:formula="of:=[.L30]*[.B30]" office:value-type="float" office:value="0.31">
            <text:p>0.31</text:p>
          </table:table-cell>
          <table:table-cell office:value-type="float" office:value="0.24">
            <text:p>0.24</text:p>
          </table:table-cell>
          <table:table-cell table:formula="of:=[.N30]*[.B30]" office:value-type="float" office:value="0.24">
            <text:p>0.24</text:p>
          </table:table-cell>
          <table:table-cell table:number-columns-repeated="1007"/>
        </table:table-row>
        <table:table-row table:style-name="ro1"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TMEGA328-AU-ND</text:p>
          </table:table-cell>
          <table:table-cell office:value-type="string">
            <text:p>IC MCU 8BIT 32KB FLASH 32TQFP</text:p>
          </table:table-cell>
          <table:table-cell office:value-type="string">
            <text:p>TQFP32</text:p>
          </table:table-cell>
          <table:table-cell office:value-type="string">
            <text:p>Atmel</text:p>
          </table:table-cell>
          <table:table-cell office:value-type="string">
            <text:p>ATMEGA328-AU</text:p>
          </table:table-cell>
          <table:table-cell office:value-type="string">
            <text:p>Digikey</text:p>
          </table:table-cell>
          <table:table-cell office:value-type="string">
            <text:p>ATMEGA328-AU-ND</text:p>
          </table:table-cell>
          <table:table-cell office:value-type="string">
            <text:p>http://www.digikey.com/product-detail/en/ATMEGA328-AU/ATMEGA328-AU-ND/2271029</text:p>
          </table:table-cell>
          <table:table-cell office:value-type="float" office:value="2.77">
            <text:p>2.77</text:p>
          </table:table-cell>
          <table:table-cell table:formula="of:=[.L31]*[.B31]" office:value-type="float" office:value="2.77">
            <text:p>2.77</text:p>
          </table:table-cell>
          <table:table-cell office:value-type="float" office:value="1.548">
            <text:p>1.55</text:p>
          </table:table-cell>
          <table:table-cell table:formula="of:=[.N31]*[.B31]" office:value-type="float" office:value="1.548">
            <text:p>1.55</text:p>
          </table:table-cell>
          <table:table-cell table:number-columns-repeated="1007"/>
        </table:table-row>
        <table:table-row table:style-name="ro1">
          <table:table-cell office:value-type="string">
            <text:p>U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CP1700T-33</text:p>
          </table:table-cell>
          <table:table-cell office:value-type="string">
            <text:p>IC REG LDO 3.3V .25A SOT23-3</text:p>
          </table:table-cell>
          <table:table-cell office:value-type="string">
            <text:p>SOT23</text:p>
          </table:table-cell>
          <table:table-cell office:value-type="string">
            <text:p>Microchip Technology</text:p>
          </table:table-cell>
          <table:table-cell office:value-type="string">
            <text:p>MCP1700T-3302E/TT</text:p>
          </table:table-cell>
          <table:table-cell office:value-type="string">
            <text:p>Digikey</text:p>
          </table:table-cell>
          <table:table-cell office:value-type="string">
            <text:p>MCP1700T3302ETTCT-ND</text:p>
          </table:table-cell>
          <table:table-cell office:value-type="string">
            <text:p>http://www.digikey.com/product-detail/en/MCP1700T-3302E%2FTT/MCP1700T3302ETTCT-ND/652677</text:p>
          </table:table-cell>
          <table:table-cell office:value-type="float" office:value="0.37">
            <text:p>0.37</text:p>
          </table:table-cell>
          <table:table-cell table:formula="of:=[.L32]*[.B32]" office:value-type="float" office:value="0.37">
            <text:p>0.37</text:p>
          </table:table-cell>
          <table:table-cell office:value-type="float" office:value="0.28">
            <text:p>0.28</text:p>
          </table:table-cell>
          <table:table-cell table:formula="of:=[.N32]*[.B32]" office:value-type="float" office:value="0.28">
            <text:p>0.28</text:p>
          </table:table-cell>
          <table:table-cell table:number-columns-repeated="1007"/>
        </table:table-row>
        <table:table-row table:style-name="ro1">
          <table:table-cell office:value-type="string">
            <text:p>U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XS0108</text:p>
          </table:table-cell>
          <table:table-cell office:value-type="string">
            <text:p>IC 8BIT NON-INV TRANSLTR 20TSSOP</text:p>
          </table:table-cell>
          <table:table-cell office:value-type="string">
            <text:p>SO20L</text:p>
          </table:table-cell>
          <table:table-cell office:value-type="string">
            <text:p>Texas Instruments</text:p>
          </table:table-cell>
          <table:table-cell office:value-type="string">
            <text:p>TXS0108EPWR</text:p>
          </table:table-cell>
          <table:table-cell office:value-type="string">
            <text:p>Digikey</text:p>
          </table:table-cell>
          <table:table-cell office:value-type="string">
            <text:p>296-23011-1-ND</text:p>
          </table:table-cell>
          <table:table-cell office:value-type="string">
            <text:p>http://www.digikey.com/product-detail/en/TXS0108EPWR/296-23011-1-ND/1775304</text:p>
          </table:table-cell>
          <table:table-cell office:value-type="float" office:value="2.074">
            <text:p>2.07</text:p>
          </table:table-cell>
          <table:table-cell table:formula="of:=[.L33]*[.B33]" office:value-type="float" office:value="2.074">
            <text:p>2.07</text:p>
          </table:table-cell>
          <table:table-cell office:value-type="float" office:value="0.936">
            <text:p>0.94</text:p>
          </table:table-cell>
          <table:table-cell table:formula="of:=[.N33]*[.B33]" office:value-type="float" office:value="0.936">
            <text:p>0.94</text:p>
          </table:table-cell>
          <table:table-cell table:number-columns-repeated="1007"/>
        </table:table-row>
        <table:table-row table:style-name="ro1">
          <table:table-cell office:value-type="string">
            <text:p>U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CP1702T-50</text:p>
          </table:table-cell>
          <table:table-cell office:value-type="string">
            <text:p>IC REG LDO 5V .25A SOT-23A</text:p>
          </table:table-cell>
          <table:table-cell office:value-type="string">
            <text:p>SOT23</text:p>
          </table:table-cell>
          <table:table-cell office:value-type="string">
            <text:p>Microchip Technology</text:p>
          </table:table-cell>
          <table:table-cell office:value-type="string">
            <text:p>MCP1702T-5002E/CB</text:p>
          </table:table-cell>
          <table:table-cell office:value-type="string">
            <text:p>Digikey</text:p>
          </table:table-cell>
          <table:table-cell office:value-type="string">
            <text:p>MCP1702T-5002E/CBCT-ND</text:p>
          </table:table-cell>
          <table:table-cell office:value-type="string">
            <text:p>http://www.digikey.com/product-detail/en/MCP1702T-5002E%2FCB/MCP1702T-5002E%2FCBCT-ND/1979829</text:p>
          </table:table-cell>
          <table:table-cell office:value-type="float" office:value="0.48">
            <text:p>0.48</text:p>
          </table:table-cell>
          <table:table-cell table:formula="of:=[.L34]*[.B34]" office:value-type="float" office:value="0.48">
            <text:p>0.48</text:p>
          </table:table-cell>
          <table:table-cell office:value-type="float" office:value="0.36">
            <text:p>0.36</text:p>
          </table:table-cell>
          <table:table-cell table:formula="of:=[.N34]*[.B34]" office:value-type="float" office:value="0.36">
            <text:p>0.36</text:p>
          </table:table-cell>
          <table:table-cell table:number-columns-repeated="1007"/>
        </table:table-row>
        <table:table-row table:style-name="ro1">
          <table:table-cell office:value-type="string">
            <text:p>X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8MHz</text:p>
          </table:table-cell>
          <table:table-cell office:value-type="string">
            <text:p>CRYSTAL 8.000000MHZ 8PF SMD</text:p>
          </table:table-cell>
          <table:table-cell office:value-type="string">
            <text:p>2-SMD</text:p>
          </table:table-cell>
          <table:table-cell office:value-type="string">
            <text:p>NDK</text:p>
          </table:table-cell>
          <table:table-cell office:value-type="string">
            <text:p>NX8045GB-8.000000MHZ</text:p>
          </table:table-cell>
          <table:table-cell office:value-type="string">
            <text:p>Digikey</text:p>
          </table:table-cell>
          <table:table-cell office:value-type="string">
            <text:p>644-1018-1-ND</text:p>
          </table:table-cell>
          <table:table-cell office:value-type="string">
            <text:p>http://www.digikey.com/product-detail/en/NX8045GB-8.000000MHZ/644-1018-1-ND/1128890</text:p>
          </table:table-cell>
          <table:table-cell office:value-type="float" office:value="0.656">
            <text:p>0.66</text:p>
          </table:table-cell>
          <table:table-cell table:formula="of:=[.L35]*[.B35]" office:value-type="float" office:value="0.656">
            <text:p>0.66</text:p>
          </table:table-cell>
          <table:table-cell office:value-type="float" office:value="0.38372">
            <text:p>0.38</text:p>
          </table:table-cell>
          <table:table-cell table:formula="of:=[.N35]*[.B35]" office:value-type="float" office:value="0.38372">
            <text:p>0.38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4"/>
          <table:table-cell table:style-name="ce9" office:value-type="string">
            <text:p>BOARD PARTS</text:p>
          </table:table-cell>
          <table:table-cell table:style-name="ce12"/>
          <table:table-cell table:style-name="ce12" table:formula="of:=SUM([.M2:.M35])" office:value-type="float" office:value="15.7874">
            <text:p>15.79</text:p>
          </table:table-cell>
          <table:table-cell table:style-name="ce12"/>
          <table:table-cell table:style-name="ce12" table:formula="of:=SUM([.O2:.O35])" office:value-type="float" office:value="8.47029">
            <text:p>8.47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1" office:value-type="string">
            <text:p>OTHER PARTS</text:p>
          </table:table-cell>
          <table:table-cell table:style-name="ce4" table:number-columns-repeated="10"/>
          <table:table-cell table:style-name="ce13" table:number-columns-repeated="4"/>
          <table:table-cell table:number-columns-repeated="1007"/>
        </table:table-row>
        <table:table-row table:style-name="ro2">
          <table:table-cell office:value-type="string">
            <text:p>P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CB</text:p>
          </table:table-cell>
          <table:table-cell/>
          <table:table-cell office:value-type="string">
            <text:p>PCB</text:p>
          </table:table-cell>
          <table:table-cell table:number-columns-repeated="5"/>
          <table:table-cell office:value-type="float" office:value="1">
            <text:p>1.00</text:p>
          </table:table-cell>
          <table:table-cell table:formula="of:=[.L39]*[.B39]" office:value-type="float" office:value="1">
            <text:p>1.00</text:p>
          </table:table-cell>
          <table:table-cell office:value-type="float" office:value="1">
            <text:p>1.00</text:p>
          </table:table-cell>
          <table:table-cell table:formula="of:=[.N39]*[.B39]" office:value-type="float" office:value="1">
            <text:p>1.00</text:p>
          </table:table-cell>
          <table:table-cell table:number-columns-repeated="1007"/>
        </table:table-row>
        <table:table-row table:style-name="ro1">
          <table:table-cell office:value-type="string">
            <text:p>EPD PANEL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5">
            <text:p>5.00</text:p>
          </table:table-cell>
          <table:table-cell table:formula="of:=[.L40]*[.B40]" office:value-type="float" office:value="5">
            <text:p>5.00</text:p>
          </table:table-cell>
          <table:table-cell office:value-type="float" office:value="5">
            <text:p>5.00</text:p>
          </table:table-cell>
          <table:table-cell table:formula="of:=[.N40]*[.B40]" office:value-type="float" office:value="5">
            <text:p>5.00</text:p>
          </table:table-cell>
          <table:table-cell table:number-columns-repeated="1007"/>
        </table:table-row>
        <table:table-row table:style-name="ro1">
          <table:table-cell office:value-type="string">
            <text:p>uSD Card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1.5">
            <text:p>1.50</text:p>
          </table:table-cell>
          <table:table-cell table:formula="of:=[.L41]*[.B41]" office:value-type="float" office:value="1.5">
            <text:p>1.50</text:p>
          </table:table-cell>
          <table:table-cell office:value-type="float" office:value="1.5">
            <text:p>1.50</text:p>
          </table:table-cell>
          <table:table-cell table:formula="of:=[.N41]*[.B41]" office:value-type="float" office:value="1.5">
            <text:p>1.5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9" office:value-type="string">
            <text:p>OTHER PARTS</text:p>
          </table:table-cell>
          <table:table-cell table:style-name="ce14"/>
          <table:table-cell table:style-name="ce14" table:formula="of:=SUM([.M39:.M41])" office:value-type="float" office:value="7.5">
            <text:p>7.50</text:p>
          </table:table-cell>
          <table:table-cell table:style-name="ce14"/>
          <table:table-cell table:style-name="ce14" table:formula="of:=SUM([.O39:.O41])" office:value-type="float" office:value="7.5">
            <text:p>7.50</text:p>
          </table:table-cell>
          <table:table-cell table:number-columns-repeated="1007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10"/>
          <table:table-cell table:style-name="ce9" office:value-type="string">
            <text:p>TOTAL</text:p>
          </table:table-cell>
          <table:table-cell table:style-name="ce14"/>
          <table:table-cell table:style-name="ce14" table:formula="of:=[.M36]+[.M42]" office:value-type="float" office:value="23.2874">
            <text:p>23.29</text:p>
          </table:table-cell>
          <table:table-cell table:style-name="ce14"/>
          <table:table-cell table:style-name="ce14" table:formula="of:=[.O36]+[.O42]" office:value-type="float" office:value="15.97029">
            <text:p>15.97</text:p>
          </table:table-cell>
          <table:table-cell table:number-columns-repeated="1007"/>
        </table:table-row>
        <table:table-row table:style-name="ro1" table:number-rows-repeated="5">
          <table:table-cell table:number-columns-repeated="1022"/>
        </table:table-row>
        <table:table-row table:style-name="ro1">
          <table:table-cell table:style-name="ce1" office:value-type="string">
            <text:p>DNP</text:p>
          </table:table-cell>
          <table:table-cell table:style-name="ce5"/>
          <table:table-cell table:style-name="ce4" table:number-columns-repeated="4"/>
          <table:table-cell table:style-name="ce8" table:number-columns-repeated="5"/>
          <table:table-cell table:style-name="ce13" table:number-columns-repeated="4"/>
          <table:table-cell table:number-columns-repeated="1007"/>
        </table:table-row>
        <table:table-row table:style-name="ro1">
          <table:table-cell office:value-type="string">
            <text:p>B1 B2 B3 B4 B5</text:p>
          </table:table-cell>
          <table:table-cell office:value-type="float" office:value="5">
            <text:p>5</text:p>
          </table:table-cell>
          <table:table-cell/>
          <table:table-cell office:value-type="string">
            <text:p>I/O</text:p>
          </table:table-cell>
          <table:table-cell/>
          <table:table-cell office:value-type="string">
            <text:p>I/O</text:p>
          </table:table-cell>
          <table:table-cell table:number-columns-repeated="1016"/>
        </table:table-row>
        <table:table-row table:style-name="ro1">
          <table:table-cell office:value-type="string">
            <text:p>H1 H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I/O</text:p>
          </table:table-cell>
          <table:table-cell/>
          <table:table-cell office:value-type="string">
            <text:p>vite_3mm</text:p>
          </table:table-cell>
          <table:table-cell table:number-columns-repeated="1016"/>
        </table:table-row>
        <table:table-row table:style-name="ro1">
          <table:table-cell office:value-type="string">
            <text:p>U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S1307</text:p>
          </table:table-cell>
          <table:table-cell/>
          <table:table-cell office:value-type="string">
            <text:p>SO8E</text:p>
          </table:table-cell>
          <table:table-cell table:number-columns-repeated="1016"/>
        </table:table-row>
        <table:table-row table:style-name="ro1">
          <table:table-cell office:value-type="string">
            <text:p>SHIELD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RDUINO_SHIELD</text:p>
          </table:table-cell>
          <table:table-cell/>
          <table:table-cell office:value-type="string">
            <text:p>ARDUINO_SHIELD_040pins</text:p>
          </table:table-cell>
          <table:table-cell table:number-columns-repeated="1016"/>
        </table:table-row>
        <table:table-row table:style-name="ro1">
          <table:table-cell office:value-type="string">
            <text:p>R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0R(NC), 5%</text:p>
          </table:table-cell>
          <table:table-cell/>
          <table:table-cell office:value-type="string">
            <text:p>r_0805</text:p>
          </table:table-cell>
          <table:table-cell table:number-columns-repeated="1016"/>
        </table:table-row>
        <table:table-row table:style-name="ro1">
          <table:table-cell office:value-type="string">
            <text:p>P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USB_B</text:p>
          </table:table-cell>
          <table:table-cell/>
          <table:table-cell office:value-type="string">
            <text:p>USB_B_Micro</text:p>
          </table:table-cell>
          <table:table-cell table:number-columns-repeated="1016"/>
        </table:table-row>
        <table:table-row table:style-name="ro1">
          <table:table-cell office:value-type="string">
            <text:p>P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3SB</text:p>
          </table:table-cell>
          <table:table-cell/>
          <table:table-cell office:value-type="string">
            <text:p>pin_strip_4-90</text:p>
          </table:table-cell>
          <table:table-cell table:number-columns-repeated="1016"/>
        </table:table-row>
        <table:table-row table:style-name="ro1">
          <table:table-cell office:value-type="string">
            <text:p>P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SP</text:p>
          </table:table-cell>
          <table:table-cell/>
          <table:table-cell office:value-type="string">
            <text:p>Header_ISP</text:p>
          </table:table-cell>
          <table:table-cell table:number-columns-repeated="1016"/>
        </table:table-row>
        <table:table-row table:style-name="ro1">
          <table:table-cell office:value-type="string">
            <text:p>P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ST_3V3</text:p>
          </table:table-cell>
          <table:table-cell/>
          <table:table-cell office:value-type="string">
            <text:p>CONN_JST-2_SMD</text:p>
          </table:table-cell>
          <table:table-cell table:number-columns-repeated="1016"/>
        </table:table-row>
        <table:table-row table:style-name="ro1">
          <table:table-cell office:value-type="string">
            <text:p>C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0.1u,16V</text:p>
          </table:table-cell>
          <table:table-cell/>
          <table:table-cell office:value-type="string">
            <text:p>c_0805</text:p>
          </table:table-cell>
          <table:table-cell table:number-columns-repeated="1016"/>
        </table:table-row>
        <table:table-row table:style-name="ro1">
          <table:table-cell office:value-type="string">
            <text:p>R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33k, 5%</text:p>
          </table:table-cell>
          <table:table-cell/>
          <table:table-cell office:value-type="string">
            <text:p>r_0805</text:p>
          </table:table-cell>
          <table:table-cell table:number-columns-repeated="1016"/>
        </table:table-row>
        <table:table-row table:style-name="ro1">
          <table:table-cell office:value-type="string">
            <text:p>X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32.768kHz</text:p>
          </table:table-cell>
          <table:table-cell/>
          <table:table-cell office:value-type="string">
            <text:p>XTAL_3</text:p>
          </table:table-cell>
          <table:table-cell table:number-columns-repeated="1016"/>
        </table:table-row>
        <table:table-row table:style-name="ro1" table:number-rows-repeated="1048513">
          <table:table-cell table:number-columns-repeated="1022"/>
        </table:table-row>
        <table:table-row table:style-name="ro1"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0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5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15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6">
      <number:text>(</number:text>
      <number:number number:decimal-places="0" number:min-integer-digits="1" number:grouping="true"/>
      <number:text>) </number:text>
    </number:number-style>
    <number:percentage-style style:name="N118P0" style:volatile="true">
      <style:text-properties fo:color="#0000ff"/>
      <number:number number:decimal-places="1" number:min-integer-digits="1"/>
      <number:text>%</number:text>
    </number:percentage-style>
    <number:percentage-style style:name="N118">
      <style:text-properties fo:color="#0000ff"/>
      <number:text>(</number:text>
      <number:number number:decimal-places="1" number:min-integer-digits="1"/>
      <number:text>%)</number:text>
      <style:map style:condition="value()&gt;=0" style:apply-style-name="N118P0"/>
    </number:percentage-style>
    <number:percentage-style style:name="N120P0" style:volatile="true">
      <number:number number:decimal-places="1" number:min-integer-digits="1"/>
      <number:text>%</number:text>
    </number:percentage-style>
    <number:percentage-style style:name="N120">
      <number:text>(</number:text>
      <number:number number:decimal-places="1" number:min-integer-digits="1"/>
      <number:text>%)</number:text>
      <style:map style:condition="value()&gt;=0" style:apply-style-name="N120P0"/>
    </number:percentage-style>
    <number:percentage-style style:name="N122P0" style:volatile="true">
      <style:text-properties fo:color="#ff0000"/>
      <number:number number:decimal-places="1" number:min-integer-digits="1"/>
      <number:text>%</number:text>
    </number:percentage-style>
    <number:percentage-style style:name="N122">
      <style:text-properties fo:color="#ff0000"/>
      <number:text>(</number:text>
      <number:number number:decimal-places="1" number:min-integer-digits="1"/>
      <number:text>%)</number:text>
      <style:map style:condition="value()&gt;=0" style:apply-style-name="N122P0"/>
    </number:percentage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number:text>(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date-style style:name="N130">
      <number:month/>
      <number:text>/</number:text>
      <number:day/>
      <number:text>/</number:text>
      <number:year number:style="long"/>
    </number:date-style>
    <number:number-style style:name="N132P0" style:volatile="true">
      <number:text>$</number:text>
      <number:number number:decimal-places="0" number:min-integer-digits="1" number:grouping="true"/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currency-style style:name="N135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35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35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35P0"/>
      <style:map style:condition="value()&lt;0" style:apply-style-name="N135P1"/>
    </number:currency-style>
    <number:number-style style:name="N137P0" style:volatile="true">
      <number:number number:decimal-places="1" number:min-integer-digits="1" number:grouping="true"/>
      <number:text> </number:text>
    </number:number-style>
    <number:number-style style:name="N137">
      <number:text>(</number:text>
      <number:number number:decimal-places="1" number:min-integer-digits="1" number:grouping="true"/>
      <number:text>)</number:text>
      <style:map style:condition="value()&gt;=0" style:apply-style-name="N137P0"/>
    </number:number-style>
    <number:percentage-style style:name="N139P0" style:volatile="true">
      <number:number number:decimal-places="0" number:min-integer-digits="1"/>
      <number:text>% </number:text>
    </number:percentage-style>
    <number:percentage-style style:name="N139">
      <number:text>(</number:text>
      <number:number number:decimal-places="0" number:min-integer-digits="1"/>
      <number:text>%)</number:text>
      <style:map style:condition="value()&gt;=0" style:apply-style-name="N139P0"/>
    </number:percentage-style>
    <number:number-style style:name="N143P0" style:volatile="true">
      <number:number number:decimal-places="0" number:min-integer-digits="1" number:grouping="true" number:display-factor="1000"/>
      <number:text> </number:text>
    </number:number-style>
    <number:number-style style:name="N143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43P2" style:volatile="true">
      <number:text>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ext-style style:name="N144">
      <number:text>    </number:text>
      <number:text-content/>
    </number:text-style>
    <number:date-style style:name="N145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">
      <number:text>(</number:text>
      <number:number number:decimal-places="0" number:min-integer-digits="1" number:grouping="true"/>
      <number:text>)</number:text>
      <style:map style:condition="value()&gt;=0" style:apply-style-name="N146P0"/>
    </number:number-style>
    <number:percentage-style style:name="N147P0" style:volatile="true">
      <number:number number:decimal-places="0" number:min-integer-digits="1"/>
      <number:text>%</number:text>
    </number:percentage-style>
    <number:percentage-style style:name="N147">
      <number:text>(</number:text>
      <number:number number:decimal-places="0" number:min-integer-digits="1"/>
      <number:text>%)</number:text>
      <style:map style:condition="value()&gt;=0" style:apply-style-name="N147P0"/>
    </number:percentage-style>
    <number:date-style style:name="N148">
      <number:day/>
      <number:text>-</number:text>
      <number:month number:textual="true"/>
      <number:text>-</number:text>
      <number:year/>
    </number:date-style>
    <number:number-style style:name="N152P0" style:volatile="true">
      <number:number number:decimal-places="1" number:min-integer-digits="1" number:grouping="true"/>
      <number:text>     </number:text>
    </number:number-style>
    <number:number-style style:name="N152P1" style:volatile="true">
      <number:text>-</number:text>
      <number:number number:decimal-places="1" number:min-integer-digits="1" number:grouping="true"/>
      <number:text>     </number:text>
    </number:number-style>
    <number:number-style style:name="N152P2" style:volatile="true">
      <number:text> -</number:text>
      <number:number number:decimal-places="0" number:min-integer-digits="0"/>
      <number:text>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">
      <number:text>(</number:text>
      <number:number number:decimal-places="0" number:min-integer-digits="1" number:grouping="true"/>
      <number:text> </number:text>
      <style:map style:condition="value()&gt;=0" style:apply-style-name="N153P0"/>
    </number:number-style>
    <number:number-style style:name="N155P0" style:volatile="true">
      <number:number number: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integer-digits="1" number:grouping="true"/>
      <number:text> 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integer-digits="1" number:grouping="true"/>
      <number:text> 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$</number:text>
      <number:number number:decimal-places="0" number:min-integer-digits="1" number:grouping="true"/>
      <number:text> </number:text>
    </number:number-style>
    <number:number-style style:name="N162P1" style:volatile="true">
      <number:text>-$</number:text>
      <number:number number:decimal-places="0" number:min-integer-digits="1" number:grouping="true"/>
      <number:text> </number:text>
    </number:number-style>
    <number:number-style style:name="N162P2" style:volatile="true">
      <number:text> $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number:number number:decimal-places="2" number:min-integer-digits="1" number:grouping="true"/>
      <number:text> </number:text>
    </number:number-style>
    <number:number-style style:name="N166P1" style:volatile="true">
      <number:text>-$</number:text>
      <number:number number:decimal-places="2" number:min-integer-digits="1" number:grouping="true"/>
      <number:text> </number:text>
    </number:number-style>
    <number:number-style style:name="N166P2" style:volatile="true">
      <number:text> $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2" number:min-integer-digits="1" number:grouping="true"/>
      <number:text> </number:text>
    </number:number-style>
    <number:number-style style:name="N168P1" style:volatile="true">
      <number:text> (</number:text>
      <number:number number:decimal-places="2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(</number:text>
      <number:number number:decimal-places="0" number:min-integer-digits="1" number:grouping="true"/>
      <number:text>)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">
      <number:number number:decimal-places="0" number:min-integer-digits="1"/>
      <number:text> </number:text>
    </number:number-style>
    <number:number-style style:name="N172P0" style:volatile="true">
      <number:number number:decimal-places="0" number:min-integer-digits="1"/>
      <number:text> </number:text>
    </number:number-style>
    <number:number-style style:name="N172">
      <style:text-properties fo:color="#ff0000"/>
      <number:text>(</number:text>
      <number:number number:decimal-places="0" number:min-integer-digits="1"/>
      <number:text>)</number:text>
      <style:map style:condition="value()&gt;=0" style:apply-style-name="N172P0"/>
    </number:number-style>
    <number:number-style style:name="N173">
      <number:number number:decimal-places="4" number:min-integer-digits="1"/>
    </number:number-style>
    <number:number-style style:name="N174">
      <number:number number:decimal-places="3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MBT-9126_5f_V1R1_5f_BOM_5f_060830" style:display-name="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css3t:text-justify="auto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3">13/04/2013</text:date>, <text:time>11:0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4-13T11:01:12.66</dc:date>
    <dc:creator>Anool Mahidharia</dc:creator>
    <meta:generator>OpenOffice.org/3.3$Win32 OpenOffice.org_project/330m20$Build-9567</meta:generator>
    <meta:editing-duration>PT4H9M24S</meta:editing-duration>
    <meta:editing-cycles>10</meta:editing-cycles>
    <meta:document-statistic meta:table-count="1" meta:cell-count="575" meta:object-count="0"/>
  </office:meta>
</office:document-meta>
</file>